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014cm" fo:min-width="3.86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0.57cm" fo:min-width="2.648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0.35cm" fo:min-width="1.5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0.346cm" fo:min-width="1.5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0.55cm" fo:min-width="0.95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0.75cm" fo:min-width="3.5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0.65cm" fo:min-width="2.5cm" fo:padding-top="0.177cm" fo:padding-bottom="0.177cm" fo:padding-left="0.302cm" fo:padding-right="0.302cm"/>
    </style:style>
    <style:style style:name="gr8" style:family="graphic" style:parent-style-name="standard" style:list-style-name="L1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146cm" fo:min-width="5.09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0.75cm" fo:min-width="3cm" fo:padding-top="0.177cm" fo:padding-bottom="0.177cm" fo:padding-left="0.302cm" fo:padding-right="0.302cm"/>
    </style:style>
    <style:style style:name="gr10" style:family="graphic" style:parent-style-name="standard" style:list-style-name="L1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146cm" fo:min-width="5.396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solid" draw:fill-color="#ffffff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="" draw:marker-start-width="0.358cm" draw:marker-end="Arrow" draw:marker-end-width="0.358cm" draw:fill="solid" draw:fill-color="#ffffff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000000" draw:marker-start-width="0.358cm" draw:marker-end-width="0.358cm" draw:fill="solid" draw:fill-color="#ffffff" draw:textarea-vertical-align="middle" fo:padding-top="0.177cm" fo:padding-bottom="0.177cm" fo:padding-left="0.302cm" fo:padding-right="0.302cm"/>
    </style:style>
    <style:style style:name="gr14" style:family="graphic" style:parent-style-name="standard" style:list-style-name="L1">
      <style:graphic-properties svg:stroke-width="0.106cm" svg:stroke-color="#000000" draw:marker-start-width="0.358cm" draw:marker-end-width="0.358cm" draw:fill="solid" draw:fill-color="#ffffff" draw:textarea-vertical-align="bottom" fo:padding-top="0.177cm" fo:padding-bottom="0.177cm" fo:padding-left="0.302cm" fo:padding-right="0.302cm"/>
    </style:style>
    <style:style style:name="gr15" style:family="graphic" style:parent-style-name="standard" style:list-style-name="L1">
      <style:graphic-properties svg:stroke-width="0.106cm" svg:stroke-color="#000000" draw:marker-start="" draw:marker-start-width="0.358cm" draw:marker-end="Arrow" draw:marker-end-width="0.358cm" draw:fill="solid" draw:fill-color="#ffffff" draw:textarea-vertical-align="botto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solid" draw:fill-color="#ffffff" draw:textarea-vertical-align="top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000000" draw:marker-start-width="0.358cm" draw:marker-end="" draw:marker-end-width="0.358cm" draw:fill="solid" draw:fill-color="#ffffff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000000" draw:marker-start-width="0.358cm" draw:marker-end="Arrow" draw:marker-end-width="0.358cm" draw:fill="solid" draw:fill-color="#ffffff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.238cm" fo:margin-right="0cm" fo:text-align="start" fo:text-indent="0cm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fo:font-family="'Liberation Sans Narrow'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3cm" fo:margin-bottom="0.3cm" fo:line-height="100%" fo:text-align="center" fo:text-indent="0cm"/>
    </style:style>
    <style:style style:name="P9" style:family="paragraph">
      <style:paragraph-properties fo:margin-left="-0.428cm" fo:margin-right="0cm" fo:text-align="end" fo:text-indent="0cm"/>
    </style:style>
    <style:style style:name="P10" style:family="paragraph">
      <style:paragraph-properties fo:margin-left="-0.428cm" fo:margin-right="0cm" fo:text-align="end" fo:text-indent="0cm"/>
      <style:text-properties fo:text-shadow="none"/>
    </style:style>
    <style:style style:name="P11" style:family="paragraph">
      <style:paragraph-properties fo:text-align="end"/>
    </style:style>
    <style:style style:name="P12" style:family="paragraph">
      <style:paragraph-properties fo:margin-left="0cm" fo:margin-right="0cm" fo:margin-top="0.2cm" fo:margin-bottom="0.2cm" fo:line-height="100%" fo:text-align="center" fo:text-indent="0cm"/>
    </style:style>
    <style:style style:name="P13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Segoe UI'" style:font-style-name="Обычный" fo:font-size="12pt" fo:font-style="normal" fo:text-shadow="none" style:text-underline-style="none" fo:font-weight="normal" style:letter-kerning="true" style:font-family-asian="'Segoe UI'" style:font-style-name-asian="Обычный" style:font-size-asian="12pt" style:font-style-asian="normal" style:font-weight-asian="normal" style:font-family-complex="'Segoe UI'" style:font-style-name-complex="Обычный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'Segoe UI'" style:font-style-name="Обычный" fo:font-size="12pt" fo:font-style="normal" fo:text-shadow="none" style:text-underline-style="none" fo:font-weight="normal" style:letter-kerning="true" style:font-family-asian="'Segoe UI'" style:font-style-name-asian="Обычный" style:font-size-asian="12pt" style:font-style-asian="normal" style:font-weight-asian="normal" style:font-family-complex="'Segoe UI'" style:font-style-name-complex="Обычный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Liberation Sans Narrow'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4.5cm" svg:height="1.4cm" svg:x="12.5cm" svg:y="1cm">
          <text:p text:style-name="P1"><text:span text:style-name="T1">Начало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6cm" svg:height="1.2cm" svg:x="12.5cm" svg:y="3.4cm">
          <text:p text:style-name="P1"><text:span text:style-name="T1">а,b,c</text:span></text:p>
          <draw:enhanced-geometry svg:viewBox="0 0 21600 21600" draw:glue-points="?f6 0 10800 ?f8 ?f11 10800 ?f9 21600 10800 ?f10 ?f5 10800" draw:text-areas="?f3 ?f3 ?f4 ?f4" draw:type="parallelogram" draw:modifiers="2781.523695260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4.2cm" svg:height="1.7cm" svg:x="12.7cm" svg:y="5.5cm">
          <text:p text:style-name="P1"><text:span text:style-name="T1">a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4cm" svg:height="1.8cm" svg:x="17.9cm" svg:y="7.1cm">
          <text:p text:style-name="P1"><text:span text:style-name="T1">b=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7" draw:id="id7" draw:layer="layout" svg:width="3.9cm" svg:height="1.9cm" svg:x="22.2cm" svg:y="9cm">
          <text:p text:style-name="P1"><text:span text:style-name="T1">c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1" draw:id="id11" draw:layer="layout" svg:width="4cm" svg:height="1.2cm" svg:x="6.8cm" svg:y="9cm">
          <text:p text:style-name="P1"><text:span text:style-name="T1">D?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" draw:id="id4" draw:layer="layout" svg:width="4cm" svg:height="1cm" svg:x="6.8cm" svg:y="7.3cm">
          <text:p text:style-name="P1"><text:span text:style-name="T1">D=b</text:span><text:span text:style-name="T2">2</text:span><text:span text:style-name="T1">-4*a*c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4cm" svg:height="1.2cm" svg:x="17.9cm" svg:y="11.4cm">
          <text:p text:style-name="P1"><text:span text:style-name="T1">x = -c/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4.5cm" svg:height="1.4cm" svg:x="13.7cm" svg:y="18.6cm">
          <text:p text:style-name="P1"><text:span text:style-name="T1">Конец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4.969cm" svg:height="1.3cm" svg:x="12.7cm" svg:y="14.2cm">
          <text:p text:style-name="P2"><text:span text:style-name="T1">Корень кратности 2</text:span></text:p>
          <text:p text:style-name="P1"><text:span text:style-name="T1">х</text:span></text:p>
          <draw:enhanced-geometry svg:viewBox="0 0 21600 21600" draw:glue-points="?f6 0 10800 ?f8 ?f11 10800 ?f9 21600 10800 ?f10 ?f5 10800" draw:text-areas="?f3 ?f3 ?f4 ?f4" draw:type="parallelogram" draw:modifiers="1386.3983903420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17" draw:id="id17" draw:layer="layout" svg:width="5cm" svg:height="1.3cm" svg:x="7.6cm" svg:y="14.5cm">
          <text:p text:style-name="P3"><text:span text:style-name="T3"><text:s/></text:span><text:span text:style-name="T1">Действительные</text:span></text:p>
          <text:p text:style-name="P3"><text:span text:style-name="T1">x1,x2</text:span></text:p>
          <draw:enhanced-geometry svg:viewBox="0 0 21600 21600" draw:glue-points="?f6 0 10800 ?f8 ?f11 10800 ?f9 21600 10800 ?f10 ?f5 10800" draw:text-areas="?f3 ?f3 ?f4 ?f4" draw:type="parallelogram" draw:modifiers="1248.2303539292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5" draw:id="id15" draw:layer="layout" svg:width="5cm" svg:height="1.3cm" svg:x="1.6cm" svg:y="14.6cm">
          <text:p text:style-name="P1"><text:span text:style-name="T1">Комплексные</text:span></text:p>
          <text:p text:style-name="P1"><text:span text:style-name="T1">x1,x2</text:span></text:p>
          <draw:enhanced-geometry svg:viewBox="0 0 21600 21600" draw:glue-points="?f6 0 10800 ?f8 ?f11 10800 ?f9 21600 10800 ?f10 ?f5 10800" draw:text-areas="?f3 ?f3 ?f4 ?f4" draw:type="parallelogram" draw:modifiers="1192.08158368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8" draw:id="id8" draw:layer="layout" svg:width="4cm" svg:height="1.3cm" svg:x="17.9cm" svg:y="13.8cm">
          <text:p text:style-name="P1"><text:span text:style-name="T1">Линейное</text:span></text:p>
          <text:p text:style-name="P1"><text:span text:style-name="T1">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139.87730061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9" draw:id="id9" draw:layer="layout" svg:width="4.3cm" svg:height="1.3cm" svg:x="22cm" svg:y="13.9cm">
          <text:p text:style-name="P1"><text:span text:style-name="T1">Нет корней</text:span></text:p>
          <draw:enhanced-geometry svg:viewBox="0 0 21600 21600" draw:glue-points="?f6 0 10800 ?f8 ?f11 10800 ?f9 21600 10800 ?f10 ?f5 10800" draw:text-areas="?f3 ?f3 ?f4 ?f4" draw:type="parallelogram" draw:modifiers="1973.68053940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0" draw:id="id10" draw:layer="layout" svg:width="3.7cm" svg:height="1.3cm" svg:x="26.5cm" svg:y="13.8cm">
          <text:p text:style-name="P1"><text:span text:style-name="T1"><text:s text:c="2"/></text:span><text:span text:style-name="T1">x - любое</text:span></text:p>
          <text:p text:style-name="P1"><text:span text:style-name="T1">число</text:span></text:p>
          <draw:enhanced-geometry svg:viewBox="0 0 21600 21600" draw:glue-points="?f6 0 10800 ?f8 ?f11 10800 ?f9 21600 10800 ?f10 ?f5 10800" draw:text-areas="?f3 ?f3 ?f4 ?f4" draw:type="parallelogram" draw:modifiers="2422.048095109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xml:id="id16" draw:id="id16" draw:layer="layout" svg:width="5.4cm" svg:height="1.5cm" svg:x="7.4cm" svg:y="11.9cm">
          <text:p text:style-name="P5"><text:span text:style-name="T4">X1=(-b-</text:span><text:span text:style-name="T5">√</text:span><text:span text:style-name="T4">(D))/(2*a)</text:span></text:p>
          <text:p text:style-name="P5"><text:span text:style-name="T4">X2=(-b+</text:span><text:span text:style-name="T6">√</text:span><text:span text:style-name="T4">(D))/(2*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2" draw:id="id12" draw:layer="layout" svg:width="4.2cm" svg:height="1.2cm" svg:x="13.1cm" svg:y="10.4cm">
          <text:p text:style-name="P1"><text:span text:style-name="T1">x=-b/(2*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14" draw:id="id14" draw:layer="layout" svg:width="5.7cm" svg:height="1.5cm" svg:x="1.3cm" svg:y="11.2cm">
          <text:p text:style-name="P5"><text:span text:style-name="T7">x1=-b/(2*a)-i</text:span><text:span text:style-name="T6">√</text:span><text:span text:style-name="T7">(|D|)/(2*a)</text:span></text:p>
          <text:p text:style-name="P5"><text:span text:style-name="T7">x2=-b/(2*a)+i</text:span><text:span text:style-name="T6">√</text:span><text:span text:style-name="T7">(|D|)/(2*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line-skew="0.499cm" svg:x1="14.8cm" svg:y1="3.4cm" svg:x2="14.75cm" svg:y2="2.4cm" draw:start-shape="id1" draw:start-glue-point="5" draw:end-shape="id2" draw:end-glue-point="2" svg:d="M14800 3400v-1h-50v-999">
          <text:p/>
        </draw:connector>
        <draw:connector draw:style-name="gr11" draw:text-style-name="P3" draw:layer="layout" svg:x1="14.8cm" svg:y1="5.5cm" svg:x2="14.8cm" svg:y2="4.6cm" draw:start-shape="id3" draw:start-glue-point="4" draw:end-shape="id1" draw:end-glue-point="8" svg:d="M14800 5500v-900">
          <text:p/>
        </draw:connector>
        <draw:connector draw:style-name="gr12" draw:text-style-name="P8" draw:layer="layout" svg:x1="12.7cm" svg:y1="6.35cm" svg:x2="8.8cm" svg:y2="7.3cm" draw:start-shape="id3" draw:start-glue-point="5" draw:end-shape="id4" draw:end-glue-point="0" svg:d="M12700 6350h-3900v950">
          <text:p text:style-name="P8"><text:span text:style-name="T8">Нет</text:span></text:p>
          <text:p text:style-name="P8"><text:span text:style-name="T8"/></text:p>
          <text:p text:style-name="P3"/>
        </draw:connector>
        <draw:connector draw:style-name="gr13" draw:text-style-name="P3" draw:layer="layout" svg:x1="16.9cm" svg:y1="6.35cm" svg:x2="19.9cm" svg:y2="7.1cm" draw:start-shape="id3" draw:start-glue-point="7" draw:end-shape="id5" draw:end-glue-point="4" svg:d="M16900 6350h3000v750">
          <text:p text:style-name="P3">Да</text:p>
          <text:p text:style-name="P3"/>
          <text:p text:style-name="P3"/>
          <text:p text:style-name="P3"/>
        </draw:connector>
        <draw:connector draw:style-name="gr13" draw:text-style-name="P10" draw:layer="layout" svg:x1="19.9cm" svg:y1="8.9cm" svg:x2="19.9cm" svg:y2="11.4cm" draw:start-shape="id5" draw:start-glue-point="6" draw:end-shape="id6" draw:end-glue-point="0" svg:d="M19900 8900v2500">
          <text:p text:style-name="P9"><text:span text:style-name="T9"><text:s text:c="17"/></text:span><text:span text:style-name="T9">Нет <text:s text:c="7"/></text:span></text:p>
        </draw:connector>
        <draw:connector draw:style-name="gr13" draw:text-style-name="P3" draw:layer="layout" svg:x1="21.9cm" svg:y1="8cm" svg:x2="24.15cm" svg:y2="9cm" draw:start-shape="id5" draw:start-glue-point="7" draw:end-shape="id7" draw:end-glue-point="4" svg:d="M21900 8000h2250v1000">
          <text:p text:style-name="P3">Да</text:p>
          <text:p text:style-name="P3"/>
          <text:p text:style-name="P3"/>
          <text:p text:style-name="P3"/>
        </draw:connector>
        <draw:connector draw:style-name="gr11" draw:text-style-name="P3" draw:layer="layout" svg:x1="19.9cm" svg:y1="12.6cm" svg:x2="19.9cm" svg:y2="13.8cm" draw:start-shape="id6" draw:start-glue-point="2" draw:end-shape="id8" draw:end-glue-point="5" svg:d="M19900 12600v1200">
          <text:p/>
        </draw:connector>
        <draw:connector draw:style-name="gr13" draw:text-style-name="P3" draw:layer="layout" svg:x1="24.15cm" svg:y1="10.9cm" svg:x2="24.15cm" svg:y2="13.9cm" draw:start-shape="id7" draw:start-glue-point="6" draw:end-shape="id9" draw:end-glue-point="5" svg:d="M24150 10900v3000">
          <text:p text:style-name="P3"><text:s text:c="16"/>Нет <text:s text:c="6"/></text:p>
        </draw:connector>
        <draw:connector draw:style-name="gr13" draw:text-style-name="P11" draw:layer="layout" svg:x1="26.1cm" svg:y1="9.95cm" svg:x2="28.35cm" svg:y2="13.8cm" draw:start-shape="id7" draw:start-glue-point="7" draw:end-shape="id10" draw:end-glue-point="5" svg:d="M26100 9950h2250v3850">
          <text:p text:style-name="P11">Да</text:p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</draw:connector>
        <draw:connector draw:style-name="gr11" draw:text-style-name="P3" draw:layer="layout" svg:x1="8.8cm" svg:y1="9cm" svg:x2="8.8cm" svg:y2="8.3cm" draw:start-shape="id11" draw:start-glue-point="4" draw:end-shape="id4" draw:end-glue-point="2" svg:d="M8800 9000v-700">
          <text:p/>
        </draw:connector>
        <draw:connector draw:style-name="gr14" draw:text-style-name="P13" draw:layer="layout" svg:x1="10.8cm" svg:y1="9.6cm" svg:x2="15.2cm" svg:y2="10.4cm" draw:start-shape="id11" draw:start-glue-point="7" draw:end-shape="id12" draw:end-glue-point="0" svg:d="M10800 9600h4400v800">
          <text:p text:style-name="P12"><text:span text:style-name="T8">=</text:span></text:p>
          <text:p text:style-name="P12"><text:span text:style-name="T8"/></text:p>
        </draw:connector>
        <draw:connector draw:style-name="gr11" draw:text-style-name="P3" draw:layer="layout" draw:line-skew="-1.25cm" svg:x1="15.2cm" svg:y1="11.6cm" svg:x2="15.185cm" svg:y2="14.2cm" draw:start-shape="id12" draw:start-glue-point="2" draw:end-shape="id13" draw:end-glue-point="5" svg:d="M15200 11600v50h-15v2550">
          <text:p/>
        </draw:connector>
        <draw:connector draw:style-name="gr15" draw:text-style-name="P15" draw:layer="layout" svg:x1="6.8cm" svg:y1="9.6cm" svg:x2="4.15cm" svg:y2="11.2cm" draw:start-shape="id11" draw:end-shape="id14" draw:end-glue-point="0" svg:d="M6800 9600h-2650v1600">
          <text:p text:style-name="P14"><text:span text:style-name="T8">&lt;</text:span></text:p>
          <text:p text:style-name="P14"><text:span text:style-name="T8"/></text:p>
          <text:p text:style-name="P14"><text:span text:style-name="T8"/></text:p>
        </draw:connector>
        <draw:connector draw:style-name="gr11" draw:text-style-name="P3" draw:layer="layout" draw:line-skew="0.95cm" svg:x1="4.15cm" svg:y1="12.7cm" svg:x2="4.1cm" svg:y2="14.6cm" draw:start-shape="id14" draw:start-glue-point="2" draw:end-shape="id15" draw:end-glue-point="0" svg:d="M4150 12700v1900h-50">
          <text:p/>
        </draw:connector>
        <draw:connector draw:style-name="gr16" draw:text-style-name="P3" draw:layer="layout" svg:x1="8.8cm" svg:y1="10.2cm" svg:x2="10.1cm" svg:y2="11.9cm" draw:start-shape="id11" draw:start-glue-point="6" draw:end-shape="id16" svg:d="M8800 10200v851h1300v849">
          <text:p text:style-name="P3">&gt;</text:p>
        </draw:connector>
        <draw:connector draw:style-name="gr11" draw:text-style-name="P3" draw:layer="layout" svg:x1="10.1cm" svg:y1="14.5cm" svg:x2="10.1cm" svg:y2="13.4cm" draw:start-shape="id17" draw:start-glue-point="5" draw:end-shape="id16" draw:end-glue-point="2" svg:d="M10100 14500v-1100">
          <text:p/>
        </draw:connector>
        <draw:connector draw:style-name="gr17" draw:text-style-name="P3" draw:layer="layout" svg:x1="4.1cm" svg:y1="15.9cm" svg:x2="15.93cm" svg:y2="17.308cm" draw:start-shape="id15" draw:start-glue-point="8" draw:end-shape="id18" draw:end-glue-point="3" svg:d="M4100 15900v1408h11830">
          <text:p/>
        </draw:connector>
        <draw:connector draw:style-name="gr17" draw:text-style-name="P3" draw:layer="layout" svg:x1="10.1cm" svg:y1="15.8cm" svg:x2="15.933cm" svg:y2="16.771cm" draw:start-shape="id17" draw:start-glue-point="8" svg:d="M10100 15800v763h5833v208">
          <text:p/>
        </draw:connector>
        <draw:connector draw:style-name="gr18" draw:text-style-name="P3" draw:layer="layout" draw:line-skew="-0.851cm" svg:x1="15.185cm" svg:y1="15.5cm" svg:x2="15.95cm" svg:y2="18.6cm" draw:start-shape="id13" draw:start-glue-point="8" draw:end-shape="id19" svg:d="M15185 15500v700h765v2400">
          <text:p/>
        </draw:connector>
        <draw:connector draw:style-name="gr18" draw:text-style-name="P3" draw:layer="layout" draw:line-skew="1.141cm" svg:x1="28.35cm" svg:y1="15.1cm" svg:x2="15.93cm" svg:y2="17.936cm" draw:start-shape="id10" draw:start-glue-point="8" svg:d="M28350 15100v2836h-12420">
          <text:p/>
        </draw:connector>
        <draw:connector draw:style-name="gr18" draw:text-style-name="P3" xml:id="id18" draw:id="id18" draw:layer="layout" draw:line-skew="0.769cm" svg:x1="24.15cm" svg:y1="15.2cm" svg:x2="15.93cm" svg:y2="17.308cm" draw:start-shape="id9" draw:start-glue-point="2" svg:d="M24150 15200v2100h-8220v8">
          <text:p/>
        </draw:connector>
        <draw:connector draw:style-name="gr18" draw:text-style-name="P3" draw:layer="layout" draw:line-skew="0.459cm" svg:x1="19.9cm" svg:y1="15.1cm" svg:x2="15.971cm" svg:y2="16.572cm" draw:start-shape="id8" draw:start-glue-point="8" svg:d="M19900 15100v1472h-39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лексей Викторович Кириллов</meta:initial-creator>
    <meta:creation-date>2016-09-22T12:39:04.101000000</meta:creation-date>
    <dc:date>2016-09-28T19:43:00.14</dc:date>
    <meta:editing-duration>PT2H14M5S</meta:editing-duration>
    <meta:editing-cycles>18</meta:editing-cycles>
    <meta:generator>OpenOffice/4.1.2$Win32 OpenOffice.org_project/412m3$Build-9782</meta:generator>
    <meta:document-statistic meta:object-count="40"/>
  </office:meta>
</office:document-meta>
</file>